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22"/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5.76791666666667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batch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uty</text:p>
          </table:table-cell>
          <table:table-cell office:value-type="string" table:style-name="ce1">
            <text:p>do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GR21CS014</text:p>
          </table:table-cell>
          <table:table-cell office:value-type="string" table:style-name="ce1">
            <text:p>Amit Thomas George</text:p>
          </table:table-cell>
          <table:table-cell office:value-type="string" table:style-name="ce2">
            <text:p><text:a xlink:href="mailto:amitthomas2017@gmail.com">amitthomas2017@gmail.com</text:a>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KTU</text:p>
          </table:table-cell>
          <table:table-cell office:value-type="date" office:date-value="2021-10-01T00:00:00" table:style-name="ce3">
            <text:p>Oct-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GR21CS019</text:p>
          </table:table-cell>
          <table:table-cell office:value-type="string" table:style-name="ce1">
            <text:p>Anugraheeth Mohanan</text:p>
          </table:table-cell>
          <table:table-cell office:value-type="string" table:style-name="ce2">
            <text:p><text:a xlink:href="mailto:anugraheethmohan@2002@gmail.com">anugraheethmohan@2002@gmail.com</text:a>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KTU</text:p>
          </table:table-cell>
          <table:table-cell office:value-type="date" office:date-value="2020-12-01T00:00:00" table:style-name="ce3">
            <text:p>Dec-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GR21CS010</text:p>
          </table:table-cell>
          <table:table-cell office:value-type="string" table:style-name="ce1">
            <text:p>Alen Wilson</text:p>
          </table:table-cell>
          <table:table-cell office:value-type="string" table:style-name="ce2">
            <text:p><text:a xlink:href="mailto:alenwilson2003@gmail.com">alenwilson2003@gmail.com</text:a>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KTU</text:p>
          </table:table-cell>
          <table:table-cell office:value-type="date" office:date-value="2019-01-01T00:00:00" table:style-name="ce3">
            <text:p>Jan-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GR21CS020</text:p>
          </table:table-cell>
          <table:table-cell office:value-type="string" table:style-name="ce1">
            <text:p>Yadhu Krishnan</text:p>
          </table:table-cell>
          <table:table-cell office:value-type="string" table:style-name="ce2">
            <text:p><text:a xlink:href="mailto:yadhu2002@gmail.com">yadhu2002@gmail.com</text:a></text:p>
          </table:table-cell>
          <table:table-cell office:value-type="float" office:value="2022" table:style-name="ce1">
            <text:p>20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USAT</text:p>
          </table:table-cell>
          <table:table-cell office:value-type="date" office:date-value="2022-02-01T00:00:00" table:style-name="ce3">
            <text:p>Feb-22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4</meta:generator>
    <meta:initial-creator>Amit</meta:initial-creator>
    <dc:creator>Amit</dc:creator>
    <meta:creation-date>2024-02-07T17:07:15Z</meta:creation-date>
    <dc:date>2024-02-27T12:27:43Z</dc:date>
  </office:meta>
</office:document-meta>
</file>